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..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digital beats</text:p>
          </table:table-cell>
          <table:table-cell office:value-type="string" table:style-name="ce2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digital beats</text:p>
          </table:table-cell>
          <table:table-cell office:value-type="string" table:style-name="ce3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create synthesizers</text:p>
          </table:table-cell>
          <table:table-cell office:value-type="string" table:style-name="ce1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edit synthesizers</text:p>
          </table:table-cell>
          <table:table-cell office:value-type="string" table:style-name="ce1">
            <text:p>use them to produce music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put my midi device</text:p>
          </table:table-cell>
          <table:table-cell office:value-type="string" table:style-name="ce1">
            <text:p>use it to produce music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reate an audio file</text:p>
          </table:table-cell>
          <table:table-cell office:value-type="string" table:style-name="ce1">
            <text:p>write my music to it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ment on my audio file</text:p>
          </table:table-cell>
          <table:table-cell office:value-type="string" table:style-name="ce1">
            <text:p>track my progress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export my audio file as mp3</text:p>
          </table:table-cell>
          <table:table-cell office:value-type="string" table:style-name="ce1">
            <text:p>store and share i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bine several tracks</text:p>
          </table:table-cell>
          <table:table-cell office:value-type="string" table:style-name="ce1">
            <text:p>produce melodies and beats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ave my project</text:p>
          </table:table-cell>
          <table:table-cell office:value-type="string" table:style-name="ce1">
            <text:p>open it and work on it later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equirements</text:p>
          </table:table-cell>
          <table:table-cell table:number-columns-repeated="16382" table:style-name="ce1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string" table:style-name="ce1">
            <text:p>The software shall be able to open a new file to store digital beats in.</text:p>
          </table:table-cell>
          <table:table-cell table:number-columns-repeated="16382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string" table:style-name="ce1">
            <text:p>The software shall allow the user to create a new digital beat.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The software shall allow the user to edit digital beats.</text:p>
          </table:table-cell>
          <table:table-cell table:number-columns-repeated="16382" table:style-name="ce1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string" table:style-name="ce1">
            <text:p>The software shall be able to open a new file to store a synthesizer in.</text:p>
          </table:table-cell>
          <table:table-cell table:number-columns-repeated="16382" table:style-name="ce1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string" table:style-name="ce1">
            <text:p>The software shall allow the user to create a new synthesizer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he software shall allow the user to edit synthesizers.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he software shall be able to read input from a midi device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he software shall allow the user to create a new audio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he software shall allow the user to comment on their audio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he software shall allow the user to export their synthesizers and beats as an mp3 file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he software shall allow the user to combine several tracks.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software shall allow the user to save their project as a project file.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eature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Person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ylan</dc:creator>
    <meta:creation-date>2017-05-30T12:07:40Z</meta:creation-date>
    <dc:date>2017-06-02T20:12:38Z</dc:date>
    <meta:editing-cycles>5</meta:editing-cycles>
    <meta:editing-duration>PT1738S</meta:editing-duration>
  </office:meta>
</office:document-meta>
</file>